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0.208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2.949cm" fo:min-width="24.199cm" draw:shadow-opacity="0%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649cm" fo:min-width="22.8cm" draw:shadow-opacity="0%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5.35cm" fo:min-width="20.399cm" draw:shadow-opacity="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cm"/>
    </style:style>
    <style:style style:name="gr14" style:family="graphic" style:parent-style-name="standard">
      <style:graphic-properties draw:stroke="none" svg:stroke-color="#000000" draw:fill="none" draw:fill-color="#ffffff" fo:min-height="1.75cm"/>
    </style:style>
    <style:style style:name="gr1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3.15cm" fo:min-width="25.1cm" draw:shadow-opacity="0%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95cm" fo:min-width="23.9cm" draw:shadow-opacity="0%"/>
    </style:style>
    <style:style style:name="gr1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95cm" fo:min-width="21.6cm" draw:shadow-opacity="0%"/>
    </style:style>
    <style:style style:name="gr1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9.65cm" fo:min-width="22.6cm" draw:shadow-opacity="0%"/>
    </style:style>
    <style:style style:name="gr1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5.65cm" fo:min-width="20.7cm" draw:shadow-opacity="0%"/>
    </style:style>
    <style:style style:name="gr20" style:family="graphic" style:parent-style-name="standard">
      <style:graphic-properties draw:stroke="none" svg:stroke-color="#000000" draw:fill="none" draw:fill-color="#ffffff" fo:min-height="3.007cm"/>
    </style:style>
    <style:style style:name="gr21" style:family="graphic" style:parent-style-name="standard">
      <style:graphic-properties draw:stroke="none" svg:stroke-color="#000000" draw:fill="none" draw:fill-color="#ffffff" fo:min-height="0.55cm"/>
    </style:style>
    <style:style style:name="gr22" style:family="graphic" style:parent-style-name="standard">
      <style:graphic-properties draw:stroke="none" svg:stroke-color="#000000" draw:fill="none" draw:fill-color="#ffffff" fo:min-height="0.35cm"/>
    </style:style>
    <style:style style:name="gr23" style:family="graphic" style:parent-style-name="standard">
      <style:graphic-properties draw:stroke="none" svg:stroke-color="#000000" draw:fill="none" draw:fill-color="#ffffff" fo:min-height="0.45cm"/>
    </style:style>
    <style:style style:name="gr24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3.75cm" fo:min-width="25.1cm" draw:shadow-opacity="0%"/>
    </style:style>
    <style:style style:name="gr2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9.102cm" fo:min-width="23.9cm" draw:shadow-opacity="0%"/>
    </style:style>
    <style:style style:name="gr2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05cm" fo:min-width="21.6cm" draw:shadow-opacity="0%"/>
    </style:style>
    <style:style style:name="gr2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7.65cm" fo:min-width="22.6cm" draw:shadow-opacity="0%"/>
    </style:style>
    <style:style style:name="gr28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#000000" style:font-size-asian="18pt" style:font-size-complex="18pt"/>
    </style:style>
    <style:style style:name="P3" style:family="paragraph">
      <style:text-properties fo:font-size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.1cm" svg:x="5.2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4.1cm" svg:y="4.8cm">
          <draw:text-box>
            <text:p><text:span text:style-name="T1">:Internaute</text:span></text:p>
          </draw:text-box>
        </draw:frame>
        <draw:line draw:style-name="gr3" draw:text-style-name="P1" draw:layer="layout" svg:x1="5.7cm" svg:y1="5cm" svg:x2="5.7cm" svg:y2="18.3cm">
          <text:p/>
        </draw:line>
        <draw:line draw:style-name="gr3" draw:text-style-name="P1" draw:layer="layout" svg:x1="13.501cm" svg:y1="4.901cm" svg:x2="13.501cm" svg:y2="18.201cm">
          <text:p/>
        </draw:line>
        <draw:line draw:style-name="gr3" draw:text-style-name="P1" draw:layer="layout" svg:x1="22.401cm" svg:y1="4.901cm" svg:x2="22.401cm" svg:y2="18.201cm">
          <text:p/>
        </draw:line>
        <draw:custom-shape draw:style-name="gr4" draw:text-style-name="P1" draw:layer="layout" svg:width="24.699cm" svg:height="13.199cm" svg:x="2.001cm" svg:y="5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3.3cm" svg:height="10.899cm" svg:x="2.801cm" svg:y="7.30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99cm" svg:height="1.657cm" svg:x="2.001cm" svg:y="5.701cm">
          <draw:text-box>
            <text:p><text:span text:style-name="T2">loop</text:span></text:p>
          </draw:text-box>
        </draw:frame>
        <draw:frame draw:style-name="gr7" draw:text-style-name="P3" draw:layer="layout" svg:width="2.7cm" svg:height="0.962cm" svg:x="2.901cm" svg:y="7.301cm">
          <draw:text-box>
            <text:p><text:span text:style-name="T2">alt</text:span></text:p>
          </draw:text-box>
        </draw:frame>
        <draw:custom-shape draw:style-name="gr8" draw:text-style-name="P1" draw:layer="layout" svg:width="20.899cm" svg:height="5.6cm" svg:x="3.5cm" svg:y="9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8cm" svg:y1="15.8cm" svg:x2="26cm" svg:y2="15.8cm">
          <text:p/>
        </draw:line>
        <draw:line draw:style-name="gr9" draw:text-style-name="P1" draw:layer="layout" svg:x1="5.7cm" svg:y1="10.4cm" svg:x2="13.6cm" svg:y2="10.4cm">
          <text:p/>
        </draw:line>
        <draw:frame draw:style-name="gr7" draw:text-style-name="P3" draw:layer="layout" svg:width="6.6cm" svg:height="0.962cm" svg:x="6.1cm" svg:y="9.5cm">
          <draw:text-box>
            <text:p><text:span text:style-name="T2">recherche</text:span></text:p>
          </draw:text-box>
        </draw:frame>
        <draw:frame draw:style-name="gr10" draw:text-style-name="P3" draw:layer="layout" svg:width="6.4cm" svg:height="1cm" svg:x="6.1cm" svg:y="6.1cm">
          <draw:text-box>
            <text:p><text:span text:style-name="T2">(Parcourir liste)</text:span></text:p>
          </draw:text-box>
        </draw:frame>
        <draw:frame draw:style-name="gr7" draw:text-style-name="P3" draw:layer="layout" svg:width="2.6cm" svg:height="0.962cm" svg:x="21.4cm" svg:y="4.1cm">
          <draw:text-box>
            <text:p><text:span text:style-name="T2">:BDD</text:span></text:p>
          </draw:text-box>
        </draw:frame>
        <draw:line draw:style-name="gr9" draw:text-style-name="P1" draw:layer="layout" svg:x1="5.7cm" svg:y1="8.3cm" svg:x2="13.6cm" svg:y2="8.3cm">
          <text:p/>
        </draw:line>
        <draw:line draw:style-name="gr9" draw:text-style-name="P1" draw:layer="layout" svg:x1="13.5cm" svg:y1="8.3cm" svg:x2="22.4cm" svg:y2="8.3cm">
          <text:p/>
        </draw:line>
        <draw:frame draw:style-name="gr7" draw:text-style-name="P3" draw:layer="layout" svg:width="4.7cm" svg:height="0.962cm" svg:x="7.1cm" svg:y="7.5cm">
          <draw:text-box>
            <text:p><text:span text:style-name="T2">Afficher page</text:span></text:p>
          </draw:text-box>
        </draw:frame>
        <draw:line draw:style-name="gr9" draw:text-style-name="P1" draw:layer="layout" svg:x1="22.4cm" svg:y1="8.7cm" svg:x2="13.5cm" svg:y2="8.6cm">
          <text:p/>
        </draw:line>
        <draw:line draw:style-name="gr9" draw:text-style-name="P1" draw:layer="layout" svg:x1="13.5cm" svg:y1="8.6cm" svg:x2="5.7cm" svg:y2="8.6cm">
          <text:p/>
        </draw:line>
        <draw:frame draw:style-name="gr11" draw:text-style-name="P3" draw:layer="layout" svg:width="3.4cm" svg:height="1.1cm" svg:x="16.7cm" svg:y="8.6cm">
          <draw:text-box>
            <text:p><text:span text:style-name="T2">réponse</text:span></text:p>
          </draw:text-box>
        </draw:frame>
        <draw:frame draw:style-name="gr11" draw:text-style-name="P3" draw:layer="layout" svg:width="3.4cm" svg:height="1.1cm" svg:x="8.1cm" svg:y="8.5cm">
          <draw:text-box>
            <text:p><text:span text:style-name="T2">réponse</text:span></text:p>
          </draw:text-box>
        </draw:frame>
        <draw:line draw:style-name="gr9" draw:text-style-name="P1" draw:layer="layout" svg:x1="13.6cm" svg:y1="10.4cm" svg:x2="22.3cm" svg:y2="10.4cm">
          <text:p/>
        </draw:line>
        <draw:line draw:style-name="gr9" draw:text-style-name="P1" draw:layer="layout" svg:x1="22.3cm" svg:y1="11.7cm" svg:x2="13.6cm" svg:y2="11.7cm">
          <text:p/>
        </draw:line>
        <draw:line draw:style-name="gr9" draw:text-style-name="P1" draw:layer="layout" svg:x1="13.5cm" svg:y1="11.7cm" svg:x2="5.9cm" svg:y2="11.7cm">
          <text:p/>
        </draw:line>
        <draw:frame draw:style-name="gr12" draw:layer="layout" svg:width="9.7cm" svg:height="1.673cm" svg:x="14.3cm" svg:y="11.8cm">
          <draw:text-box>
            <text:p>Réponse listes page et site</text:p>
          </draw:text-box>
        </draw:frame>
        <draw:frame draw:style-name="gr12" draw:layer="layout" svg:width="9.7cm" svg:height="1.673cm" svg:x="5.8cm" svg:y="11.8cm">
          <draw:text-box>
            <text:p>Réponse listes page et site</text:p>
          </draw:text-box>
        </draw:frame>
        <draw:custom-shape draw:style-name="gr13" draw:text-style-name="P1" draw:layer="layout" svg:width="4.7cm" svg:height="1cm" svg:x="11.3cm" svg:y="3.8cm">
          <text:p text:style-name="P1">:System/Serveur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7cm" svg:y1="16.5cm" svg:x2="13.5cm" svg:y2="16.5cm">
          <text:p/>
        </draw:line>
        <draw:line draw:style-name="gr9" draw:text-style-name="P1" draw:layer="layout" svg:x1="13.6cm" svg:y1="16.4cm" svg:x2="22.3cm" svg:y2="16.4cm">
          <text:p/>
        </draw:line>
        <draw:frame draw:style-name="gr14" draw:layer="layout" svg:width="11.3cm" svg:height="2cm" svg:x="9.4cm" svg:y="16.5cm">
          <draw:text-box>
            <text:p>Accès au modèle d'une page</text:p>
          </draw:text-box>
        </draw:frame>
        <draw:line draw:style-name="gr9" draw:text-style-name="P1" draw:layer="layout" svg:x1="22.4cm" svg:y1="17.7cm" svg:x2="13.6cm" svg:y2="17.7cm">
          <text:p/>
        </draw:line>
        <draw:line draw:style-name="gr9" draw:text-style-name="P1" draw:layer="layout" svg:x1="13.5cm" svg:y1="17.7cm" svg:x2="5.8cm" svg:y2="17.7cm">
          <text:p/>
        </draw:line>
        <draw:frame draw:style-name="gr12" draw:layer="layout" svg:width="3.7cm" svg:height="1.673cm" svg:x="2.6cm" svg:y="16.027cm">
          <draw:text-box>
            <text:p>[sélection]</text:p>
          </draw:text-box>
        </draw:frame>
      </draw:page>
      <draw:page draw:name="page2" draw:style-name="dp1" draw:master-page-name="Standard">
        <draw:custom-shape draw:style-name="gr1" draw:text-style-name="P1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3" draw:text-style-name="P1" draw:layer="layout" svg:x1="4.3cm" svg:y1="4.9cm" svg:x2="4.3cm" svg:y2="18.2cm">
          <text:p/>
        </draw:line>
        <draw:line draw:style-name="gr3" draw:text-style-name="P1" draw:layer="layout" svg:x1="13.5cm" svg:y1="4.9cm" svg:x2="13.5cm" svg:y2="18.2cm">
          <text:p/>
        </draw:line>
        <draw:line draw:style-name="gr3" draw:text-style-name="P1" draw:layer="layout" svg:x1="22.4cm" svg:y1="4.9cm" svg:x2="22.4cm" svg:y2="18.2cm">
          <text:p/>
        </draw:line>
        <draw:custom-shape draw:style-name="gr13" draw:text-style-name="P1" draw:layer="layout" svg:width="4.7cm" svg:height="1cm" svg:x="11.3cm" svg:y="4cm">
          <text:p text:style-name="P1">:System/Serveu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5.6cm" svg:height="13.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4.4cm" svg:height="11.2cm" svg:x="1.312cm" svg:y="7.34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.6cm" svg:height="0.962cm" svg:x="1.3cm" svg:y="5.7cm">
          <draw:text-box>
            <text:p>opt</text:p>
          </draw:text-box>
        </draw:frame>
        <draw:frame draw:style-name="gr12" draw:layer="layout" svg:width="7.4cm" svg:height="1.673cm" svg:x="4.8cm" svg:y="6cm">
          <draw:text-box>
            <text:p>[ afficher Page/Modele ]</text:p>
          </draw:text-box>
        </draw:frame>
        <draw:frame draw:style-name="gr7" draw:layer="layout" svg:width="2.7cm" svg:height="0.962cm" svg:x="1.5cm" svg:y="7.4cm">
          <draw:text-box>
            <text:p>loop</text:p>
          </draw:text-box>
        </draw:frame>
        <draw:frame draw:style-name="gr7" draw:layer="layout" svg:width="5.9cm" svg:height="0.962cm" svg:x="5cm" svg:y="7.3cm">
          <draw:text-box>
            <text:p>[ interagir <text:s/>]</text:p>
          </draw:text-box>
        </draw:frame>
        <draw:custom-shape draw:style-name="gr17" draw:text-style-name="P1" draw:layer="layout" svg:width="22.1cm" svg:height="7.2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3.1cm" svg:height="9.9cm" svg:x="1.7cm" svg:y="8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cm" svg:y1="14.3cm" svg:x2="23.8cm" svg:y2="14.3cm">
          <text:p/>
        </draw:line>
        <draw:line draw:style-name="gr9" draw:text-style-name="P1" draw:layer="layout" svg:x1="4.3cm" svg:y1="11.7cm" svg:x2="13.5cm" svg:y2="11.7cm">
          <text:p/>
        </draw:line>
        <draw:line draw:style-name="gr9" draw:text-style-name="P1" draw:layer="layout" svg:x1="4.3cm" svg:y1="15.8cm" svg:x2="13.5cm" svg:y2="15.8cm">
          <text:p/>
        </draw:line>
        <draw:frame draw:style-name="gr6" draw:layer="layout" svg:width="1.5cm" svg:height="1.657cm" svg:x="2.7cm" svg:y="9.4cm">
          <draw:text-box>
            <text:p>opt</text:p>
          </draw:text-box>
        </draw:frame>
        <draw:frame draw:style-name="gr7" draw:layer="layout" svg:width="7.1cm" svg:height="0.962cm" svg:x="5.2cm" svg:y="10.7cm">
          <draw:text-box>
            <text:p>changer description</text:p>
          </draw:text-box>
        </draw:frame>
        <draw:custom-shape draw:style-name="gr19" draw:text-style-name="P1" draw:layer="layout" svg:width="21.2cm" svg:height="5.9cm" svg:x="2.5cm" svg:y="10.4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5cm" svg:height="3.257cm" svg:x="2.6cm" svg:y="10.6cm">
          <draw:text-box>
            <text:p>alt</text:p>
          </draw:text-box>
        </draw:frame>
        <draw:line draw:style-name="gr9" draw:text-style-name="P1" draw:layer="layout" svg:x1="4.3cm" svg:y1="13.6cm" svg:x2="13.5cm" svg:y2="13.6cm">
          <text:p/>
        </draw:line>
        <draw:frame draw:style-name="gr7" draw:layer="layout" svg:width="6.1cm" svg:height="0.962cm" svg:x="5.1cm" svg:y="12.6cm">
          <draw:text-box>
            <text:p>ajout commentaire</text:p>
          </draw:text-box>
        </draw:frame>
        <draw:frame draw:style-name="gr12" draw:layer="layout" svg:width="9.2cm" svg:height="1.673cm" svg:x="4.7cm" svg:y="14.8cm">
          <draw:text-box>
            <text:p>noter (fiabilité ou cohérence)</text:p>
          </draw:text-box>
        </draw:frame>
        <draw:line draw:style-name="gr9" draw:text-style-name="P1" draw:layer="layout" svg:x1="13.5cm" svg:y1="11.7cm" svg:x2="22.4cm" svg:y2="11.7cm">
          <text:p/>
        </draw:line>
        <draw:frame draw:style-name="gr12" draw:layer="layout" svg:width="7.7cm" svg:height="1.673cm" svg:x="1.2cm" svg:y="18.3cm">
          <draw:text-box>
            <text:p>Redirection vers la page</text:p>
          </draw:text-box>
        </draw:frame>
        <draw:frame draw:style-name="gr7" draw:layer="layout" svg:width="2.9cm" svg:height="0.962cm" svg:x="21.3cm" svg:y="3.938cm">
          <draw:text-box>
            <text:p>:BDD</text:p>
          </draw:text-box>
        </draw:frame>
        <draw:line draw:style-name="gr9" draw:text-style-name="P1" draw:layer="layout" svg:x1="13.5cm" svg:y1="13.6cm" svg:x2="22.3cm" svg:y2="13.6cm">
          <text:p/>
        </draw:line>
        <draw:line draw:style-name="gr9" draw:text-style-name="P1" draw:layer="layout" svg:x1="13.5cm" svg:y1="15.8cm" svg:x2="22.5cm" svg:y2="15.7cm">
          <text:p/>
        </draw:line>
        <draw:frame draw:style-name="gr21" draw:layer="layout" svg:width="12.4cm" svg:height="0.962cm" svg:x="4.3cm" svg:y="8.338cm">
          <draw:text-box>
            <text:p>[seulement si connecté]</text:p>
          </draw:text-box>
        </draw:frame>
        <draw:frame draw:style-name="gr22" draw:layer="layout" svg:width="3.2cm" svg:height="0.962cm" svg:x="2.3cm" svg:y="8.5cm">
          <draw:text-box>
            <text:p>alt</text:p>
          </draw:text-box>
        </draw:frame>
        <draw:line draw:style-name="gr3" draw:text-style-name="P1" draw:layer="layout" svg:x1="1.7cm" svg:y1="16.9cm" svg:x2="24.7cm" svg:y2="16.9cm">
          <text:p/>
        </draw:line>
        <draw:frame draw:style-name="gr12" draw:layer="layout" svg:width="13.3cm" svg:height="1.673cm" svg:x="4.5cm" svg:y="16.7cm">
          <draw:text-box>
            <text:p>sinon redirection vers page de <text:s/>connexion</text:p>
          </draw:text-box>
        </draw:frame>
        <draw:line draw:style-name="gr9" draw:text-style-name="P1" draw:layer="layout" svg:x1="4.4cm" svg:y1="17.5cm" svg:x2="13.6cm" svg:y2="17.5cm">
          <text:p/>
        </draw:line>
        <draw:line draw:style-name="gr9" draw:text-style-name="P1" draw:layer="layout" svg:x1="13.4cm" svg:y1="17.8cm" svg:x2="4.4cm" svg:y2="17.8cm">
          <text:p/>
        </draw:line>
        <draw:frame draw:style-name="gr23" draw:layer="layout" svg:width="3.3cm" svg:height="0.962cm" svg:x="1.7cm" svg:y="17cm">
          <draw:text-box>
            <text:p>[sinon]</text:p>
          </draw:text-box>
        </draw:frame>
        <draw:line draw:style-name="gr3" draw:text-style-name="P1" draw:layer="layout" svg:x1="2.5cm" svg:y1="12.2cm" svg:x2="23.7cm" svg:y2="12.2cm">
          <text:p/>
        </draw:line>
      </draw:page>
      <draw:page draw:name="page3" draw:style-name="dp1" draw:master-page-name="Standard">
        <draw:custom-shape draw:style-name="gr1" draw:text-style-name="P1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3" draw:text-style-name="P1" draw:layer="layout" svg:x1="4.3cm" svg:y1="4.9cm" svg:x2="4.3cm" svg:y2="19.7cm">
          <text:p/>
        </draw:line>
        <draw:line draw:style-name="gr3" draw:text-style-name="P1" draw:layer="layout" svg:x1="13.5cm" svg:y1="4.9cm" svg:x2="13.5cm" svg:y2="19.6cm">
          <text:p/>
        </draw:line>
        <draw:line draw:style-name="gr3" draw:text-style-name="P1" draw:layer="layout" svg:x1="22.4cm" svg:y1="4.9cm" svg:x2="22.4cm" svg:y2="19.7cm">
          <text:p/>
        </draw:line>
        <draw:custom-shape draw:style-name="gr24" draw:text-style-name="P1" draw:layer="layout" svg:width="25.6cm" svg:height="1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4.4cm" svg:height="9.352cm" svg:x="1.312cm" svg:y="7.34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7cm" svg:height="0.962cm" svg:x="1.5cm" svg:y="7.4cm">
          <draw:text-box>
            <text:p>loop</text:p>
          </draw:text-box>
        </draw:frame>
        <draw:frame draw:style-name="gr7" draw:layer="layout" svg:width="5.9cm" svg:height="0.962cm" svg:x="5cm" svg:y="7.3cm">
          <draw:text-box>
            <text:p>[ interagir <text:s/>]</text:p>
          </draw:text-box>
        </draw:frame>
        <draw:custom-shape draw:style-name="gr26" draw:text-style-name="P1" draw:layer="layout" svg:width="22.1cm" svg:height="6.3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3.1cm" svg:height="7.9cm" svg:x="1.7cm" svg:y="8.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3cm" svg:y1="10.8cm" svg:x2="13.5cm" svg:y2="10.8cm">
          <text:p/>
        </draw:line>
        <draw:line draw:style-name="gr9" draw:text-style-name="P1" draw:layer="layout" svg:x1="4.3cm" svg:y1="14.7cm" svg:x2="13.5cm" svg:y2="14.7cm">
          <text:p/>
        </draw:line>
        <draw:frame draw:style-name="gr6" draw:layer="layout" svg:width="1.5cm" svg:height="1.657cm" svg:x="2.6cm" svg:y="9.2cm">
          <draw:text-box>
            <text:p>opt</text:p>
          </draw:text-box>
        </draw:frame>
        <draw:frame draw:style-name="gr7" draw:layer="layout" svg:width="7.1cm" svg:height="0.962cm" svg:x="5.4cm" svg:y="9.6cm">
          <draw:text-box>
            <text:p>définir description</text:p>
          </draw:text-box>
        </draw:frame>
        <draw:frame draw:style-name="gr7" draw:layer="layout" svg:width="2.4cm" svg:height="0.962cm" svg:x="1.3cm" svg:y="6.138cm">
          <draw:text-box>
            <text:p>alt</text:p>
          </draw:text-box>
        </draw:frame>
        <draw:line draw:style-name="gr9" draw:text-style-name="P1" draw:layer="layout" svg:x1="4.4cm" svg:y1="12.5cm" svg:x2="13.6cm" svg:y2="12.5cm">
          <text:p/>
        </draw:line>
        <draw:frame draw:style-name="gr7" draw:layer="layout" svg:width="6.1cm" svg:height="0.962cm" svg:x="5.1cm" svg:y="11.338cm">
          <draw:text-box>
            <text:p>définir type et sujet</text:p>
          </draw:text-box>
        </draw:frame>
        <draw:frame draw:style-name="gr12" draw:layer="layout" svg:width="8.6cm" svg:height="1.673cm" svg:x="4.8cm" svg:y="13.627cm">
          <draw:text-box>
            <text:p>noter (fiabilité cohérence)</text:p>
          </draw:text-box>
        </draw:frame>
        <draw:line draw:style-name="gr9" draw:text-style-name="P1" draw:layer="layout" svg:x1="4.3cm" svg:y1="17.4cm" svg:x2="13.5cm" svg:y2="17.4cm">
          <text:p/>
        </draw:line>
        <draw:frame draw:style-name="gr7" draw:layer="layout" svg:width="6.1cm" svg:height="0.962cm" svg:x="5.2cm" svg:y="16.538cm">
          <draw:text-box>
            <text:p>ajouter fiche</text:p>
          </draw:text-box>
        </draw:frame>
        <draw:frame draw:style-name="gr7" draw:layer="layout" svg:width="2.9cm" svg:height="0.962cm" svg:x="21.3cm" svg:y="3.938cm">
          <draw:text-box>
            <text:p>:BDD</text:p>
          </draw:text-box>
        </draw:frame>
        <draw:line draw:style-name="gr9" draw:text-style-name="P1" draw:layer="layout" svg:x1="13.5cm" svg:y1="17.4cm" svg:x2="22.4cm" svg:y2="17.4cm">
          <text:p/>
        </draw:line>
        <draw:custom-shape draw:style-name="gr13" draw:text-style-name="P1" draw:layer="layout" svg:width="4.7cm" svg:height="1cm" svg:x="11.3cm" svg:y="4cm">
          <text:p text:style-name="P1">:System/Serveur</text:p>
          <draw:enhanced-geometry svg:viewBox="0 0 21600 21600" draw:type="rectangle" draw:enhanced-path="M 0 0 L 21600 0 21600 21600 0 21600 0 0 Z N"/>
        </draw:custom-shape>
        <draw:frame draw:style-name="gr28" draw:layer="layout" svg:width="10.7cm" svg:height="1.673cm" svg:x="13.4cm" svg:y="16.6cm">
          <draw:text-box>
            <text:p>Ajout de la page et du site si il <text:s text:c="9"/>ne sont pas existant</text:p>
          </draw:text-box>
        </draw:frame>
        <draw:frame draw:style-name="gr21" draw:layer="layout" svg:width="12.4cm" svg:height="0.962cm" svg:x="4.3cm" svg:y="6.038cm">
          <draw:text-box>
            <text:p>[seulement si connecté]</text:p>
          </draw:text-box>
        </draw:frame>
        <draw:frame draw:style-name="gr12" draw:layer="layout" svg:width="13.3cm" svg:height="1.673cm" svg:x="4.6cm" svg:y="18.5cm">
          <draw:text-box>
            <text:p>sinon redirection vers page de <text:s/>connexion</text:p>
          </draw:text-box>
        </draw:frame>
        <draw:line draw:style-name="gr9" draw:text-style-name="P1" draw:layer="layout" svg:x1="13.5cm" svg:y1="19.5cm" svg:x2="4.5cm" svg:y2="19.5cm">
          <text:p/>
        </draw:line>
        <draw:line draw:style-name="gr9" draw:text-style-name="P1" draw:layer="layout" svg:x1="4.4cm" svg:y1="19.2cm" svg:x2="13.6cm" svg:y2="19.2cm">
          <text:p/>
        </draw:line>
        <draw:line draw:style-name="gr3" draw:text-style-name="P1" draw:layer="layout" svg:x1="1cm" svg:y1="18.5cm" svg:x2="26.4cm" svg:y2="18.4cm">
          <text:p/>
        </draw:line>
        <draw:frame draw:style-name="gr23" draw:layer="layout" svg:width="3.3cm" svg:height="0.962cm" svg:x="1.2cm" svg:y="18.738cm">
          <draw:text-box>
            <text:p>[sinon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20:37.817000000</meta:creation-date>
    <dc:date>2018-03-18T23:09:51.323483031</dc:date>
    <meta:editing-duration>PT2H26M52S</meta:editing-duration>
    <meta:editing-cycles>37</meta:editing-cycles>
    <meta:generator>LibreOffice/4.3.3.2$Linux_X86_64 LibreOffice_project/430m0$Build-2</meta:generator>
    <dc:creator>user </dc:creator>
    <meta:document-statistic meta:object-count="102"/>
  </office:meta>
</office:document-meta>
</file>